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Standard">
      <style:text-properties fo:font-size="22pt" fo:font-weight="bold" style:font-size-asian="22pt" style:font-weight-asian="bold" style:font-size-complex="22pt" style:font-weight-complex="bold"/>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style:font-name="Times New Roman"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Times New Roman"/>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normal" style:font-style-asian="normal" style:font-style-complex="normal"/>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mp Webserver</text:p>
      <text:p text:style-name="P3">Nemp Version 4.4</text:p>
      <text:p text:style-name="Standard"/>
      <text:p text:style-name="Standard">This document should help you to modify the Nemp Webserver themes and/or create your own templates.</text:p>
      <text:p text:style-name="Standard"/>
      <text:h text:style-name="Heading_20_1" text:outline-level="1">Introduction</text:h>
      <text:p text:style-name="Standard">The Nemp Webserver uses a simple template system. The different pages (player, playlist and library) are build based on different <text:span text:style-name="T1">template files (*.tpl).</text:span> Each template file contains parts of HTML code and some <text:span text:style-name="T1">insert tags.</text:span> These insert tags <text:span text:style-name="T1">{{value}}</text:span> are replaced by the Webserver as described in this document. </text:p>
      <text:p text:style-name="Standard">If you want to build a new theme, you have to create a new subdirectory in <text:span text:style-name="T2">&lt;NempDir&gt;\HTML\</text:span>, create a lot of <text:span text:style-name="T2">*.tpl</text:span> files and other files like images and files for javascript, css, static html and so on. The *.tpl files are simple text files, you can edit them with any editor you prefer.</text:p>
      <text:p text:style-name="Standard"/>
      <text:h text:style-name="Heading_20_1" text:outline-level="1">The template system</text:h>
      <text:p text:style-name="Text_20_body">Template names are not case-sensitive as usual on Windows systems. The <text:span text:style-name="T1">insert tags</text:span> {{value}} actually are case sensitive, so {{value}} is not the same as {{Value}}.</text:p>
      <text:h text:style-name="Heading_20_2" text:outline-level="2">Body.tpl</text:h>
      <text:p text:style-name="Standard">The basic template is the <text:span text:style-name="T2">Body.tpl</text:span>. In this file you should define the HTML head part, include css-files, define javascript and so on.</text:p>
      <text:p text:style-name="Standard">This template must contain the insert tag <text:span text:style-name="T1">{{Content}}</text:span>. This insert tag is replaced by the actual content of the page.</text:p>
      <text:p text:style-name="Standard"/>
      <text:h text:style-name="Heading_20_2" text:outline-level="2">Page templates</text:h>
      <text:p text:style-name="Text_20_body">The <text:span text:style-name="T1">{{Content}}</text:span> is based on the files named <text:span text:style-name="T2">Page*.tpl</text:span>. There is one page template for every dynamic page the Nemp Webserver can create:</text:p>
      <text:h text:style-name="Heading_20_3" text:outline-level="3">Player</text:h>
      <text:p text:style-name="Text_20_body"><text:span text:style-name="T2">PagePlayer.tpl</text:span> <text:s/>This is the default page, which displays the current title and player controls like play, stop, next title, ...</text:p>
      <text:p text:style-name="Text_20_body">Allowed insert tags are <text:span text:style-name="T1">{{Menu}},</text:span> <text:s/><text:span text:style-name="T1">{{ItemPlayer}} </text:span><text:span text:style-name="T6">and</text:span><text:span text:style-name="T1"> {{PlayerControls}}</text:span>.</text:p>
      <text:h text:style-name="Heading_20_3" text:outline-level="3">Playlist</text:h>
      <text:p text:style-name="Text_20_body"><text:span text:style-name="T2">PagePlaylist.tpl</text:span> The playlist page shows the complete playlist.</text:p>
      <text:p text:style-name="Text_20_body">Allowed insert tags are <text:span text:style-name="T1">{{Menu}}</text:span> and <text:span text:style-name="T1">{{PlaylistItems}}</text:span>.</text:p>
      <text:h text:style-name="Heading_20_3" text:outline-level="3">Library</text:h>
      <text:p text:style-name="Text_20_body"><text:span text:style-name="T2">PageLibrary.tpl</text:span> The library page is a little bit more complicated. This template is used to display the lists of artists, albums and genre to browse in the library, and it is used to show a list of files that matches the current selection or search.</text:p>
      <text:p text:style-name="Text_20_body"><text:soft-page-break/>As on the other pages, the <text:span text:style-name="T1">{{Menu}}</text:span> tag is used to display the main menu. Additionally, there is the <text:span text:style-name="T1">{{BrowseMenu}}</text:span> for browsing in the library, <text:span text:style-name="T1">{{NoFilesHint}}</text:span> which is used on empty search results, <text:span text:style-name="T1">{{SearchResultItems}}</text:span> and <text:span text:style-name="T1">{{Pagination}}</text:span>. </text:p>
      <text:h text:style-name="Heading_20_3" text:outline-level="3">Playlist details</text:h>
      <text:p text:style-name="Text_20_body"><text:span text:style-name="T2">PagePlaylistDetails.tpl</text:span> This template is used to show the detail page for an item in the playlist. Used insert tags are <text:span text:style-name="T1">{{Menu}}</text:span> and <text:span text:style-name="T1">{{ItemPlaylistDetails}}</text:span>.</text:p>
      <text:h text:style-name="Heading_20_3" text:outline-level="3">Library details</text:h>
      <text:p text:style-name="Text_20_body"><text:span text:style-name="T2">PageLibraryDetails.tpl</text:span> <text:s/>This template is used to show the detail page for an item in the library. Allowed insert tags are <text:span text:style-name="T1">{{Menu}}</text:span> and <text:span text:style-name="T1">{{ItemSearchDetails}}</text:span>.</text:p>
      <text:h text:style-name="Heading_20_3" text:outline-level="3">Error</text:h>
      <text:p text:style-name="Text_20_body"><text:span text:style-name="T2">PageError.tpl</text:span> The error page is used when somthing goes wrong. For example: The user clicks on an item in the playlist, which was deleted after the playlist page was sent to his browser. In this case the Nemp Webserver can't find the selected item and will generate an error page instead of the details page.</text:p>
      <text:p text:style-name="Text_20_body">Used insert tags are <text:span text:style-name="T1">{{Menu}}</text:span> and <text:span text:style-name="T1">{{ErrorMessage}}</text:span>.</text:p>
      <text:h text:style-name="Heading_20_2" text:outline-level="2">Menu templates</text:h>
      <text:p text:style-name="Text_20_body">Every page template supports the insert tag <text:span text:style-name="T1">{{menu}}</text:span>. This is replaced with HTML code based on the menu template <text:span text:style-name="T2">Menu.tpl</text:span>.</text:p>
      <text:h text:style-name="Heading_20_3" text:outline-level="3">Main menu</text:h>
      <text:p text:style-name="Text_20_body"><text:span text:style-name="T2">Menu.tpl</text:span><text:span text:style-name="T3">. The main menu usually consists of links to the player, playlist and library page. Additional static pages are possible (like the help.html).</text:span></text:p>
      <text:p text:style-name="Text_20_body"><text:span text:style-name="T3">Available insert tags are </text:span><text:span text:style-name="T4">{{PlayerClass}}</text:span><text:span text:style-name="T3">, </text:span><text:span text:style-name="T4">{{PlaylistClass}}</text:span><text:span text:style-name="T3"> and </text:span><text:span text:style-name="T4">{{LibraryClass}}.</text:span><text:span text:style-name="T5"> These should be used in the class attribute of the links. They will be replaced by a simple string ("player", "playlist", "library") in case you want to give each link a different style. The string will be followed by a "active" for the current page. For example: The </text:span><text:span text:style-name="T4">{{PlayerClass}}</text:span><text:span text:style-name="T5"> will be replaced by "player active" when the </text:span><text:span text:style-name="T4">{{Menu}}</text:span><text:span text:style-name="T5"> is used on the PlayerPage.</text:span></text:p>
      <text:p text:style-name="P4">For details about the possible hyperlinks (href) see chapter 3.</text:p>
      <text:h text:style-name="Heading_20_3" text:outline-level="3">Browse menu</text:h>
      <text:p text:style-name="Text_20_body"><text:span text:style-name="T2">MenuLibraryBrowse.tpl </text:span><text:span text:style-name="T3">On the library page is a second menu to display links "artists", "albums" and "genre", as well as optional subentries "A", "B", "C", ...</text:span><text:span text:style-name="T4"> </text:span></text:p>
      <text:p text:style-name="P4">This template should also be used to add a search form on the library page.</text:p>
      <text:p text:style-name="P1"><text:span text:style-name="T3">Supported insert tags are </text:span><text:span text:style-name="T4">{{ArtistClass}}</text:span><text:span text:style-name="T3">, </text:span><text:span text:style-name="T4">{{AlbumClass}}</text:span><text:span text:style-name="T3"> and </text:span><text:span text:style-name="T4">{{GenreClass}}</text:span><text:span text:style-name="T3">, which work just as the classes in the main menu. The insert tag </text:span><text:span text:style-name="T4">{{SearchString}}</text:span><text:span text:style-name="T3"> is replaced by the current search string. It should be used for value in the input field of the search form.</text:span></text:p>
      <text:p text:style-name="P1"><text:span text:style-name="T3">The tag </text:span><text:span text:style-name="T4">{{BrowseSubmenu}}</text:span><text:span text:style-name="T3"> is replaced by a list of available letters when browsing by artists or albums. These are always realized as an unordered list (&lt;</text:span><text:span text:style-name="T2">ul&gt;</text:span><text:span text:style-name="T3">). Customizing this submenu is only possible by 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0M45S</meta:editing-duration>
    <meta:editing-cycles>15</meta:editing-cycles>
    <meta:generator>OpenOffice.org/3.3$Win32 OpenOffice.org_project/330m20$Build-9567</meta:generator>
    <dc:date>2012-01-25T19:32:08.26</dc:date>
    <dc:creator>Daniel Gaußmann</dc:creator>
    <meta:document-statistic meta:table-count="0" meta:image-count="0" meta:object-count="0" meta:page-count="2" meta:paragraph-count="40" meta:word-count="723" meta:character-count="4440"/>
    <meta:user-defined meta:name="Info 1"/>
    <meta:user-defined meta:name="Info 2"/>
    <meta:user-defined meta:name="Info 3"/>
    <meta:user-defined meta:name="Info 4"/>
  </office:meta>
</office:document-meta>
</file>